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 text:start-value="2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i" text:start-value="100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I">
        <style:list-level-properties text:space-before="0.9847in" text:min-label-width="0.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4895in" text:min-label-width="0.2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color="#C0504D" fo:font-size="14pt" style:font-size-asian="14pt" style:font-size-complex="14pt"/>
    </style:style>
    <style:style style:name="P2" style:parent-style-name="Standard" style:family="paragraph">
      <style:text-properties fo:font-style="italic" style:font-style-asian="italic" fo:color="#8064A2"/>
    </style:style>
    <style:style style:name="P3" style:parent-style-name="Standard" style:family="paragraph">
      <style:text-properties fo:font-style="italic" style:font-style-asian="italic" fo:color="#8064A2"/>
    </style:style>
    <style:style style:name="P4" style:parent-style-name="Titre1" style:family="paragraph"/>
    <style:style style:name="P5" style:parent-style-name="Titre2" style:family="paragraph">
      <style:text-properties fo:font-size="12pt" style:font-size-asian="12pt" style:font-size-complex="12pt"/>
    </style:style>
    <style:style style:name="P6" style:parent-style-name="Paragraphedeliste" style:family="paragraph">
      <style:paragraph-properties fo:margin-left="0.7423in">
        <style:tab-stops/>
      </style:paragraph-properties>
      <style:text-properties style:font-size-complex="12pt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style:text-position="sub 66.6%"/>
    </style:style>
    <style:style style:name="T12" style:parent-style-name="Policepardéfaut" style:family="text">
      <style:text-properties style:text-position="sub 66.6%"/>
    </style:style>
    <style:style style:name="T13" style:parent-style-name="Policepardéfaut" style:family="text">
      <style:text-properties style:text-position="sub 66.6%"/>
    </style:style>
    <style:style style:name="T14" style:parent-style-name="Policepardéfaut" style:family="text">
      <style:text-properties style:text-position="sub 66.6%"/>
    </style:style>
    <style:style style:name="P15" style:parent-style-name="Titre2" style:family="paragraph">
      <style:text-properties fo:font-size="12pt" style:font-size-asian="12pt" style:font-size-complex="12pt"/>
    </style:style>
    <style:style style:name="P16" style:parent-style-name="Titre1" style:family="paragraph"/>
    <style:style style:name="P17" style:parent-style-name="Paragraphedeliste" style:family="paragraph">
      <style:paragraph-properties fo:margin-left="1.4847in">
        <style:tab-stops/>
      </style:paragraph-properties>
      <style:text-properties style:font-size-complex="12pt"/>
    </style:style>
    <style:style style:name="T1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9" style:parent-style-name="Titre3" style:family="paragraph">
      <style:text-properties fo:font-size="12pt" style:font-size-asian="12pt" style:font-size-complex="12pt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ableColumn22" style:family="table-column">
      <style:table-column-properties style:column-width="3.3465in" style:use-optimal-column-width="false"/>
    </style:style>
    <style:style style:name="TableColumn23" style:family="table-column">
      <style:table-column-properties style:column-width="3.3465in" style:use-optimal-column-width="false"/>
    </style:style>
    <style:style style:name="Table21" style:family="table">
      <style:table-properties style:width="6.693in" fo:margin-left="0.0312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="0.0034in solid #000000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P45" style:parent-style-name="Titre3" style:family="paragraph">
      <style:text-properties fo:font-size="12pt" style:font-size-asian="12pt" style:font-size-complex="12pt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 style:font-style-complex="italic"/>
    </style:style>
    <style:style style:name="TableColumn49" style:family="table-column">
      <style:table-column-properties style:column-width="3.3645in" style:use-optimal-column-width="false"/>
    </style:style>
    <style:style style:name="TableColumn50" style:family="table-column">
      <style:table-column-properties style:column-width="3.3541in" style:use-optimal-column-width="false"/>
    </style:style>
    <style:style style:name="Table48" style:family="table">
      <style:table-properties style:width="6.7187in" fo:margin-left="-0.0166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P64" style:parent-style-name="TableContents" style:family="paragraph">
      <style:paragraph-properties fo:text-align="center"/>
    </style:style>
    <style:style style:name="P65" style:parent-style-name="TableContents" style:family="paragraph">
      <style:paragraph-properties fo:text-align="center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TableContents" style:family="paragraph">
      <style:paragraph-properties fo:text-align="center"/>
    </style:style>
    <style:style style:name="P73" style:parent-style-name="TableContents" style:family="paragraph">
      <style:paragraph-properties fo:text-align="center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P77" style:parent-style-name="Titre3" style:family="paragraph">
      <style:paragraph-properties fo:text-indent="0.4923in"/>
      <style:text-properties fo:font-size="12pt" style:font-size-asian="12pt" style:font-size-complex="12pt"/>
    </style:style>
    <style:style style:name="T78" style:parent-style-name="Policepardéfaut" style:family="text">
      <style:text-properties fo:font-style="italic" style:font-style-asian="italic" style:font-style-complex="italic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.0312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84" style:family="table-cell">
      <style:table-cell-properties fo:border="0.0034in solid #000000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Partie A: Généralités préparant à l'étude des fonctions</text:p>
      <text:p text:style-name="Standard"/>
      <text:p text:style-name="P2">Chapitre 2: Stéréochimie</text:p>
      <text:p text:style-name="P3"/>
      <text:list text:style-name="LFO4" text:continue-numbering="true">
        <text:list-item>
          <text:p text:style-name="P4">Généralités</text:p>
        </text:list-item>
      </text:list>
      <text:p text:style-name="Normal"/>
      <text:h text:style-name="P5" text:outline-level="2">Eléments constitutifs et modes d'écriture des composés organiques</text:h>
      <text:p text:style-name="P6"/>
      <text:p text:style-name="Standard">Dans les molécules<text:s/>organiques le plus souvent c'est un très petit nombre d'éléments différents. Pour la plupart : C et H avec 4 ou 5 atomes supplémentaires. Par ordre de fréquence décroissant:</text:p>
      <text:p text:style-name="Standard"><text:tab/>-<text:span text:style-name="T7">C, H, O, N</text:span></text:p>
      <text:p text:style-name="Standard"><text:tab/>-non-métaux (<text:span text:style-name="T8">Cl</text:span>,<text:s/><text:span text:style-name="T9">Br</text:span>, I, S, P, As, …)</text:p>
      <text:p text:style-name="Standard"><text:tab/>-métaux (Na, Li,<text:s/><text:span text:style-name="T10">Mg</text:span>, Zn, Cd, Pb)</text:p>
      <text:p text:style-name="Standard"/>
      <text:p text:style-name="Standard">Il y a 3 possibilités d'écriture:</text:p>
      <text:p text:style-name="Standard"><text:tab/>-formule brute qui ne renseigne pas sur l'enchaînement de ces atomes : CH<text:span text:style-name="T11">4</text:span>N<text:span text:style-name="T12">2</text:span>O (urée)</text:p>
      <text:p text:style-name="Standard"><text:tab/>-formule semi-développée qui suffit parfois à décrire l'enchaînement des atomes (NH<text:span text:style-name="T13">2</text:span>-CO-NH<text:span text:style-name="T14">2</text:span>)</text:p>
      <text:p text:style-name="Standard"><text:tab/>-formule développée qui explicite la<text:s/>disposition des atomes les uns par rapport aux autres (cf formule 1)</text:p>
      <text:p text:style-name="Standard"/>
      <text:h text:style-name="P15" text:outline-level="2">Notion d'isomérie</text:h>
      <text:p text:style-name="Normal"/>
      <text:p text:style-name="Standard">Les isomères ont la même formule brute, donc il ont les mêmes atomes en nombre égal mais la formule développée est différente. Il y a deux grands types d'isoméries :</text:p>
      <text:p text:style-name="Standard"><text:tab/>-plane<text:tab/>(par rapport à un plan)</text:p>
      <text:p text:style-name="Standard"><text:tab/>-stérique ou stéréoisométrie (par rapport à l'espace)</text:p>
      <text:p text:style-name="Standard"/>
      <text:list text:style-name="LFO4" text:continue-numbering="true">
        <text:list-item>
          <text:p text:style-name="P16">Isomérie plane</text:p>
        </text:list-item>
      </text:list>
      <text:p text:style-name="P17"/>
      <text:p text:style-name="Standard">Les isomères plans différent par les connections entre leurs atomes. Ce qui veut dire que c'est le passage d'un isomère à l'autre par la permutation d'atomes ou groupes d'atomes entre eux par la rupture de liaisons. Il y a 3 types d'isoméries planes :</text:p>
      <text:p text:style-name="Standard"><text:tab/>-constitution</text:p>
      <text:p text:style-name="Standard"><text:tab/>-squelette</text:p>
      <text:p text:style-name="Standard"><text:tab/>-position ou fonction</text:p>
      <text:p text:style-name="Standard"/>
      <text:p text:style-name="Standard"><text:span text:style-name="T18">Remarque</text:span>: l'isomérie plane comme son nom l'indique peut être décrite par les formules développées planes.</text:p>
      <text:p text:style-name="Standard"/>
      <text:list text:style-name="LFO6" text:continue-numbering="true">
        <text:list-item>
          <text:p text:style-name="P19">isomérie de constitution</text:p>
        </text:list-item>
      </text:list>
      <text:p text:style-name="Normal"/>
      <text:p text:style-name="Standard">Les deux molécules peuvent ne rien à avoir l'une avec l'autre, leur seul point commun c'est leur formule brute. Les fonctions et les enchaînements des atomes sont différents. Les propriétés physiques et chimiques peuvent être radicalement différentes.</text:p>
      <text:p text:style-name="Standard"><text:span text:style-name="T20">Exemple</text:span><text:s/>: (cf exemple 1)</text:p>
      <text:p text:style-name="Standard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Éthanol</text:p>
            <text:p text:style-name="P27"/>
          </table:table-cell>
          <table:table-cell table:style-name="TableCell28">
            <text:p text:style-name="P29">Diméthyléther</text:p>
          </table:table-cell>
        </table:table-row>
        <table:table-row table:style-name="TableRow30">
          <table:table-cell table:style-name="TableCell31">
            <text:p text:style-name="P32">Fonction alcool</text:p>
          </table:table-cell>
          <table:table-cell table:style-name="TableCell33">
            <text:p text:style-name="P34">Fonction éther</text:p>
          </table:table-cell>
        </table:table-row>
        <table:table-row table:style-name="TableRow35">
          <table:table-cell table:style-name="TableCell36">
            <text:p text:style-name="P37">Réagit avec Na, il y a un dégagement d'H</text:p>
          </table:table-cell>
          <table:table-cell table:style-name="TableCell38">
            <text:p text:style-name="P39">Ne réagit<text:s/>pas avec Na</text:p>
          </table:table-cell>
        </table:table-row>
        <text:soft-page-break/>
        <table:table-row table:style-name="TableRow40">
          <table:table-cell table:style-name="TableCell41">
            <text:p text:style-name="P42">Liquide qui bout à 78,5 °C</text:p>
          </table:table-cell>
          <table:table-cell table:style-name="TableCell43">
            <text:p text:style-name="P44">Gaz qui se liquéfie à -23°C</text:p>
          </table:table-cell>
        </table:table-row>
      </table:table>
      <text:p text:style-name="Standard"/>
      <text:h text:style-name="P45" text:outline-level="3"><text:tab/>b) isomérie de squelette</text:h>
      <text:p text:style-name="Normal"/>
      <text:p text:style-name="Standard">Les isomères de squelette ont les mêmes fonctions mais les enchaînements<text:s/>d'atomes sont différents/</text:p>
      <text:p text:style-name="Standard"><text:span text:style-name="T46">E</text:span><text:span text:style-name="T47">xemple</text:span>: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méthyl-3-Pentan-2-ol</text:p>
          </table:table-cell>
          <table:table-cell table:style-name="TableCell54">
            <text:p text:style-name="P55">Hexan-2-ol</text:p>
          </table:table-cell>
        </table:table-row>
        <table:table-row table:style-name="TableRow56">
          <table:table-cell table:style-name="TableCell57">
            <text:p text:style-name="P58">Alcool</text:p>
          </table:table-cell>
          <table:table-cell table:style-name="TableCell59">
            <text:p text:style-name="P60">alcool</text:p>
          </table:table-cell>
        </table:table-row>
        <table:table-row table:style-name="TableRow61">
          <table:table-cell table:style-name="TableCell62">
            <text:p text:style-name="P63"/>
            <text:p text:style-name="P64"/>
            <text:p text:style-name="P65"/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 table:number-columns-spanned="2">
            <text:p text:style-name="P71">Ce sont des alcools tous les deux, mais leur squelette carboné est différent</text:p>
            <text:p text:style-name="P72"/>
            <text:p text:style-name="P73"/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/>
          </table:table-cell>
          <table:covered-table-cell/>
        </table:table-row>
      </table:table>
      <text:p text:style-name="Standard"/>
      <text:h text:style-name="P77" text:outline-level="3">c)<text:s/>isomérie de<text:s/>position</text:h>
      <text:p text:style-name="Normal"/>
      <text:p text:style-name="Standard">Ces isomères ont les mêmes fonctions, le même squelette carboné, mais la position de la fonctions principale sur la chaîne carbonée est différente.</text:p>
      <text:p text:style-name="Standard"><text:span text:style-name="T78">Exemple</text:span><text:s/>3:</text:p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TableContents">hexen-2-ol</text:p>
          </table:table-cell>
          <table:table-cell table:style-name="TableCell84">
            <text:p text:style-name="TableContents">Hexan-3-ol</text:p>
          </table:table-cell>
        </table:table-row>
        <table:table-row table:style-name="TableRow85">
          <table:table-cell table:style-name="TableCell86">
            <text:p text:style-name="TableContents">alcool</text:p>
          </table:table-cell>
          <table:table-cell table:style-name="TableCell87">
            <text:p text:style-name="TableContents">alcool</text:p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</table:table-row>
        <table:table-row table:style-name="TableRow91">
          <table:table-cell table:style-name="TableCell92">
            <text:p text:style-name="TableContents">Alcools tout les deux, meme squelette<text:s/>carbonée mais... suite dans le prochaine épisode</text:p>
          </table:table-cell>
          <table:table-cell table:style-name="TableCell93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indent="0.4923in"/>
      <style:text-properties style:font-name="Cambria" style:font-name-asian="Times New Roman" fo:font-weight="bold" style:font-weight-asian="bold" style:font-weight-complex="bold" fo:color="#1F497D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/>
      <style:text-properties style:font-name="Cambria" style:font-name-asian="Times New Roman" style:font-weight-complex="bold" fo:font-style="italic" style:font-style-asian="italic" fo:color="#9BBB59" fo:font-size="11pt" style:font-size-asian="11pt" style:font-size-complex="11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/>
      <style:text-properties style:font-name="Cambria" style:font-name-asian="Times New Roman" fo:font-weight="bold" style:font-weight-asian="bold" style:font-weight-complex="bold" fo:font-style="italic" style:font-style-asian="italic" fo:color="#8064A2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itre1Car" style:display-name="Titre 1 Car" style:family="text" style:parent-style-name="Policepardéfaut">
      <style:text-properties style:font-name="Cambria" style:font-name-asian="Times New Roman" fo:font-weight="bold" style:font-weight-asian="bold" style:font-weight-complex="bold" fo:color="#1F497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Titre2Car" style:display-name="Titre 2 Car" style:family="text" style:parent-style-name="Policepardéfaut">
      <style:text-properties style:font-name="Cambria" style:font-name-asian="Times New Roman" style:font-weight-complex="bold" fo:font-style="italic" style:font-style-asian="italic" fo:color="#9BBB59" fo:font-size="11pt" style:font-size-asian="11pt" style:font-size-complex="11pt"/>
    </style:style>
    <style:style style:name="Titre3Car" style:display-name="Titre 3 Car" style:family="text" style:parent-style-name="Policepardéfaut">
      <style:text-properties style:font-name="Cambria" style:font-name-asian="Times New Roman" fo:font-weight="bold" style:font-weight-asian="bold" style:font-weight-complex="bold" fo:font-style="italic" style:font-style-asian="italic" fo:color="#8064A2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suffix="." style:num-format="1">
        <style:list-level-properties text:space-before="0.4923in" text:min-label-width="0.25in"/>
      </text:outline-level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 text:start-value="2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i" text:start-value="100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I">
        <style:list-level-properties text:space-before="0.9847in" text:min-label-width="0.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4895in" text:min-label-width="0.2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Michiels</meta:initial-creator>
    <dc:creator>Marika</dc:creator>
    <meta:creation-date>2011-02-10T11:57:00Z</meta:creation-date>
    <dc:date>2011-02-10T11:58:00Z</dc:date>
    <meta:template xlink:href="Normal" xlink:type="simple"/>
    <meta:editing-cycles>3</meta:editing-cycles>
    <meta:editing-duration>PT420S</meta:editing-duration>
    <meta:document-statistic meta:page-count="2" meta:paragraph-count="5" meta:word-count="389" meta:character-count="2527" meta:row-count="17" meta:non-whitespace-character-count="2143"/>
  </office:meta>
</office:document-meta>
</file>